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left" draw:textarea-vertical-align="top" draw:auto-grow-height="false" fo:min-height="0cm" fo:min-width="0cm" fo:padding-top="0.08cm" fo:padding-bottom="0.08cm" fo:padding-left="0.1cm" fo:padding-right="0.1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width="0cm" draw:marker-start-width="0.3cm" draw:marker-end-width="0.3cm" draw:fill="solid" draw:fill-color="#ffffff" draw:textarea-horizontal-align="center" draw:textarea-vertical-align="middle" draw:auto-grow-height="false" fo:min-height="0cm" fo:min-width="0cm" fo:padding-top="0.03cm" fo:padding-bottom="0.03cm" fo:padding-left="0.05cm" fo:padding-right="0.05cm"/>
    </style:style>
    <style:style style:name="gr6" style:family="graphic" style:parent-style-name="standard">
      <style:graphic-properties draw:textarea-horizontal-align="center" draw:textarea-vertical-align="middle" draw:auto-grow-height="false" fo:min-height="0cm" fo:min-width="0cm" fo:padding-top="0.03cm" fo:padding-bottom="0.03cm" fo:padding-left="0.05cm" fo:padding-right="0.0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cm" svg:height="21.3cm" svg:x="2cm" svg:y="2cm">
          <text:p text:style-name="P1"><text:span text:style-name="T1">Botnet Master</text:span></text:p>
          <text:p text:style-name="P1"><text:span text:style-name="T1">1240, 2376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cm" svg:height="2cm" svg:x="26.7cm" svg:y="8cm">
          <text:p text:style-name="P1"><text:span text:style-name="T1">cI2C</text:span></text:p>
          <text:p text:style-name="P1"><text:span text:style-name="T1">Master</text:span></text:p>
          <text:p text:style-name="P1"><text:span text:style-name="T1">7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2cm" svg:height="5.7cm" svg:x="6.3cm" svg:y="2.4cm">
          <text:p text:style-name="P1"><text:span text:style-name="T1">Botnet - UpLink</text:span></text:p>
          <text:p text:style-name="P1"><text:span text:style-name="T1">SlaveSlave</text:span></text:p>
          <text:p text:style-name="P1"><text:span text:style-name="T1">92, 227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10.6cm" svg:x="16cm" svg:y="4cm">
          <text:p text:style-name="P1"><text:span text:style-name="T1">Botnet - DownLink</text:span></text:p>
          <text:p text:style-name="P1"><text:span text:style-name="T1">MasterSlave</text:span></text:p>
          <text:p text:style-name="P1"><text:span text:style-name="T1">164, 8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3.9cm" svg:y1="10cm" svg:x2="15.9cm" svg:y2="10cm">
          <text:p text:style-name="P3">14</text:p>
        </draw:line>
        <draw:custom-shape draw:style-name="gr1" draw:text-style-name="P2" draw:layer="layout" svg:width="3.1cm" svg:height="2cm" svg:x="16cm" svg:y="16cm">
          <text:p text:style-name="P1"><text:span text:style-name="T1">Botnet</text:span></text:p>
          <text:p text:style-name="P1"><text:span text:style-name="T1">MsgSys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1.1cm" svg:height="12.2cm" svg:x="2.4cm" svg:y="10.7cm">
          <text:p text:style-name="P1"><text:span text:style-name="T1">Bn StreamSys</text:span></text:p>
          <text:p text:style-name="P1"><text:span text:style-name="T1">1008, 987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4.8cm" svg:y1="23.3cm" svg:x2="5cm" svg:y2="25.1cm">
          <text:p text:style-name="P3">16</text:p>
        </draw:line>
        <draw:g>
          <draw:custom-shape draw:style-name="gr3" draw:text-style-name="P4" draw:layer="layout" svg:width="2.8cm" svg:height="1.3cm" svg:x="16.6cm" svg:y="9.7cm">
            <text:p text:style-name="P3"><text:span text:style-name="T2">RxComBuf 256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" draw:text-style-name="P3" draw:layer="layout" svg:x1="18cm" svg:y1="10cm" svg:x2="18.1cm" svg:y2="9.9cm">
            <text:p/>
          </draw:line>
          <draw:line draw:style-name="gr4" draw:text-style-name="P3" draw:layer="layout" svg:x1="18cm" svg:y1="9.7cm" svg:x2="18.1cm" svg:y2="9.9cm">
            <text:p/>
          </draw:line>
        </draw:g>
        <draw:g>
          <draw:custom-shape draw:style-name="gr3" draw:text-style-name="P4" draw:layer="layout" svg:width="2.8cm" svg:height="1.3cm" svg:x="16.6cm" svg:y="11.2cm">
            <text:p text:style-name="P3"><text:span text:style-name="T2">TxComBuf 256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" draw:text-style-name="P3" draw:layer="layout" svg:x1="18cm" svg:y1="11.5cm" svg:x2="18.1cm" svg:y2="11.4cm">
            <text:p/>
          </draw:line>
          <draw:line draw:style-name="gr4" draw:text-style-name="P3" draw:layer="layout" svg:x1="18cm" svg:y1="11.2cm" svg:x2="18.1cm" svg:y2="11.4cm">
            <text:p/>
          </draw:line>
        </draw:g>
        <draw:custom-shape draw:style-name="gr1" draw:text-style-name="P2" draw:layer="layout" svg:width="3cm" svg:height="3cm" svg:x="20.1cm" svg:y="4.4cm">
          <text:p text:style-name="P1"><text:span text:style-name="T1">ComDatMsg</text:span></text:p>
          <text:p text:style-name="P1"><text:span text:style-name="T1">MsgSync 3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5" draw:text-style-name="P4" draw:layer="layout" svg:width="1.903cm" svg:height="0.5cm" svg:x="20.797cm" svg:y="5.625cm">
              <text:p text:style-name="P3"><text:span text:style-name="T2">RxSync 2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8cm" svg:height="0.5cm" svg:x="20.503cm" svg:y="5.6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6cm" svg:height="0.5cm" svg:x="20.651cm" svg:y="5.6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5" draw:text-style-name="P5" draw:layer="layout" svg:width="1.906cm" svg:height="0.5cm" svg:x="20.794cm" svg:y="6.5cm">
              <text:p text:style-name="P3"><text:span text:style-name="T2">TxSync 2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6cm" svg:height="0.5cm" svg:x="20.5cm" svg:y="6.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8cm" svg:height="0.5cm" svg:x="20.646cm" svg:y="6.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1" draw:text-style-name="P2" draw:layer="layout" svg:width="3cm" svg:height="3cm" svg:x="20.1cm" svg:y="7.7cm">
          <text:p text:style-name="P1"><text:span text:style-name="T1">ComDatMsg</text:span></text:p>
          <text:p text:style-name="P1"><text:span text:style-name="T1">MsgData 3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5" draw:text-style-name="P4" draw:layer="layout" svg:width="1.903cm" svg:height="0.5cm" svg:x="20.797cm" svg:y="8.925cm">
              <text:p text:style-name="P3"><text:span text:style-name="T2">RxDat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8cm" svg:height="0.5cm" svg:x="20.503cm" svg:y="8.9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6cm" svg:height="0.5cm" svg:x="20.651cm" svg:y="8.9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5" draw:text-style-name="P5" draw:layer="layout" svg:width="1.906cm" svg:height="0.5cm" svg:x="20.794cm" svg:y="9.8cm">
              <text:p text:style-name="P3"><text:span text:style-name="T2">TxDat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6cm" svg:height="0.5cm" svg:x="20.5cm" svg:y="9.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8cm" svg:height="0.5cm" svg:x="20.646cm" svg:y="9.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1" draw:text-style-name="P2" draw:layer="layout" svg:width="3cm" svg:height="3cm" svg:x="20.1cm" svg:y="11cm">
          <text:p text:style-name="P1"><text:span text:style-name="T1">ComDatMsg</text:span></text:p>
          <text:p text:style-name="P1"><text:span text:style-name="T1">MsgAck 3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5" draw:text-style-name="P4" draw:layer="layout" svg:width="1.903cm" svg:height="0.5cm" svg:x="20.797cm" svg:y="12.225cm">
              <text:p text:style-name="P3"><text:span text:style-name="T2">RxAck 0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8cm" svg:height="0.5cm" svg:x="20.503cm" svg:y="12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6cm" svg:height="0.5cm" svg:x="20.651cm" svg:y="12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5" draw:text-style-name="P5" draw:layer="layout" svg:width="1.906cm" svg:height="0.5cm" svg:x="20.794cm" svg:y="13.1cm">
              <text:p text:style-name="P3"><text:span text:style-name="T2">TxAck 1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6cm" svg:height="0.5cm" svg:x="20.5cm" svg:y="13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8cm" svg:height="0.5cm" svg:x="20.646cm" svg:y="13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7" draw:text-style-name="P3" draw:layer="layout" svg:x1="23.4cm" svg:y1="9cm" svg:x2="26.7cm" svg:y2="9cm">
          <text:p/>
        </draw:line>
        <draw:g>
          <draw:custom-shape draw:style-name="gr3" draw:text-style-name="P4" draw:layer="layout" svg:width="2.8cm" svg:height="1.3cm" svg:x="6.5cm" svg:y="4.6cm">
            <text:p text:style-name="P3"><text:span text:style-name="T2">RxComBuf 102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" draw:text-style-name="P3" draw:layer="layout" svg:x1="7.9cm" svg:y1="4.9cm" svg:x2="8cm" svg:y2="4.8cm">
            <text:p/>
          </draw:line>
          <draw:line draw:style-name="gr4" draw:text-style-name="P3" draw:layer="layout" svg:x1="7.9cm" svg:y1="4.6cm" svg:x2="8cm" svg:y2="4.8cm">
            <text:p/>
          </draw:line>
        </draw:g>
        <draw:g>
          <draw:custom-shape draw:style-name="gr3" draw:text-style-name="P4" draw:layer="layout" svg:width="2.8cm" svg:height="1.3cm" svg:x="6.5cm" svg:y="6.1cm">
            <text:p text:style-name="P3"><text:span text:style-name="T2">TxComBuf 102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" draw:text-style-name="P3" draw:layer="layout" svg:x1="7.9cm" svg:y1="6.4cm" svg:x2="8cm" svg:y2="6.3cm">
            <text:p/>
          </draw:line>
          <draw:line draw:style-name="gr4" draw:text-style-name="P3" draw:layer="layout" svg:x1="7.9cm" svg:y1="6.1cm" svg:x2="8cm" svg:y2="6.3cm">
            <text:p/>
          </draw:line>
        </draw:g>
        <draw:custom-shape draw:style-name="gr1" draw:text-style-name="P2" draw:layer="layout" svg:width="2cm" svg:height="2cm" svg:x="26.7cm" svg:y="2cm">
          <text:p text:style-name="P1"><text:span text:style-name="T1">cI2C</text:span></text:p>
          <text:p text:style-name="P1"><text:span text:style-name="T1">Slave</text:span></text:p>
          <text:p text:style-name="P1"><text:span text:style-name="T1">2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cm" svg:height="4.5cm" svg:x="9.4cm" svg:y="3.2cm">
          <text:p text:style-name="P1"><text:span text:style-name="T1">ComNode</text:span></text:p>
          <text:p text:style-name="P1"><text:span text:style-name="T1">40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3.2cm" svg:x="10cm" svg:y="4.3cm">
          <text:p text:style-name="P1"><text:span text:style-name="T1">ComDatMsg</text:span></text:p>
          <text:p text:style-name="P1"><text:span text:style-name="T1">3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5" draw:text-style-name="P4" draw:layer="layout" svg:width="1.903cm" svg:height="0.617cm" svg:x="10.697cm" svg:y="5.6cm">
              <text:p text:style-name="P3"><text:span text:style-name="T2">RxMsg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8cm" svg:height="0.617cm" svg:x="10.403cm" svg:y="5.6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6cm" svg:height="0.617cm" svg:x="10.551cm" svg:y="5.6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5" draw:text-style-name="P5" draw:layer="layout" svg:width="1.906cm" svg:height="0.617cm" svg:x="10.694cm" svg:y="6.679cm">
              <text:p text:style-name="P3"><text:span text:style-name="T2">TxMsg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6cm" svg:height="0.617cm" svg:x="10.4cm" svg:y="6.67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" draw:text-style-name="P5" draw:layer="layout" svg:width="0.148cm" svg:height="0.617cm" svg:x="10.546cm" svg:y="6.67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2" draw:text-style-name="P3" draw:layer="layout" svg:x1="13.9cm" svg:y1="3cm" svg:x2="26.7cm" svg:y2="3cm">
          <text:p text:style-name="P3">1</text:p>
        </draw:line>
        <draw:g>
          <draw:custom-shape draw:style-name="gr3" draw:text-style-name="P4" draw:layer="layout" svg:width="2.8cm" svg:height="1.3cm" svg:x="2.5cm" svg:y="12.9cm">
            <text:p text:style-name="P3"><text:span text:style-name="T2">RxComBuf 128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" draw:text-style-name="P3" draw:layer="layout" svg:x1="3.9cm" svg:y1="13.2cm" svg:x2="4cm" svg:y2="13.1cm">
            <text:p/>
          </draw:line>
          <draw:line draw:style-name="gr4" draw:text-style-name="P3" draw:layer="layout" svg:x1="3.9cm" svg:y1="12.9cm" svg:x2="4cm" svg:y2="13.1cm">
            <text:p/>
          </draw:line>
        </draw:g>
        <draw:g>
          <draw:custom-shape draw:style-name="gr3" draw:text-style-name="P4" draw:layer="layout" svg:width="2.8cm" svg:height="1.3cm" svg:x="2.5cm" svg:y="14.4cm">
            <text:p text:style-name="P3"><text:span text:style-name="T2">TxComBuf 128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4" draw:text-style-name="P3" draw:layer="layout" svg:x1="3.9cm" svg:y1="14.7cm" svg:x2="4cm" svg:y2="14.6cm">
            <text:p/>
          </draw:line>
          <draw:line draw:style-name="gr4" draw:text-style-name="P3" draw:layer="layout" svg:x1="3.9cm" svg:y1="14.4cm" svg:x2="4cm" svg:y2="14.6cm">
            <text:p/>
          </draw:line>
        </draw:g>
        <draw:custom-shape draw:style-name="gr1" draw:text-style-name="P2" draw:layer="layout" svg:width="10.3cm" svg:height="6.4cm" svg:x="2.8cm" svg:y="16.1cm">
          <text:p text:style-name="P1"><text:span text:style-name="T1">Botnet</text:span></text:p>
          <text:p text:style-name="P1"><text:span text:style-name="T1">StreamSys</text:span></text:p>
          <text:p text:style-name="P1"><text:span text:style-name="T1">PortCmd</text:span></text:p>
          <text:p text:style-name="P1"><text:span text:style-name="T1">81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5" draw:text-style-name="P5" draw:layer="layout" svg:width="2.32cm" svg:height="0.616cm" svg:x="3.38cm" svg:y="18.3cm">
            <text:p text:style-name="P3"><text:span text:style-name="T2">String 32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78cm" svg:height="0.616cm" svg:x="3.022cm" svg:y="18.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8cm" svg:height="0.616cm" svg:x="3.2cm" svg:y="18.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3cm" svg:height="4.6cm" svg:x="13cm" svg:y="26cm">
          <text:p text:style-name="P1"><text:span text:style-name="T1">Botnet</text:span></text:p>
          <text:p text:style-name="P1"><text:span text:style-name="T1">StreamSys</text:span></text:p>
          <text:p text:style-name="P1"><text:span text:style-name="T1">PortCom 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4" draw:layer="layout" svg:width="2.8cm" svg:height="1.3cm" svg:x="13.1cm" svg:y="27.6cm">
            <text:p text:style-name="P3"><text:span text:style-name="T2">R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3" draw:text-style-name="P4" draw:layer="layout" svg:width="2.8cm" svg:height="1.3cm" svg:x="13.1cm" svg:y="29cm">
            <text:p text:style-name="P3"><text:span text:style-name="T2">T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1" draw:text-style-name="P2" draw:layer="layout" svg:width="3cm" svg:height="7.3cm" svg:x="9cm" svg:y="25.1cm">
          <text:p text:style-name="P1"><text:span text:style-name="T1">Botnet</text:span></text:p>
          <text:p text:style-name="P1"><text:span text:style-name="T1">StreamSys</text:span></text:p>
          <text:p text:style-name="P1"><text:span text:style-name="T1">PortIap </text:span></text:p>
          <text:p text:style-name="P1"><text:span text:style-name="T1">8524, 9508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g>
          <draw:custom-shape draw:style-name="gr3" draw:text-style-name="P4" draw:layer="layout" svg:width="2.8cm" svg:height="1.3cm" svg:x="9.1cm" svg:y="29.4cm">
            <text:p text:style-name="P3"><text:span text:style-name="T2">R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3" draw:text-style-name="P4" draw:layer="layout" svg:width="2.8cm" svg:height="1.3cm" svg:x="9.1cm" svg:y="30.8cm">
            <text:p text:style-name="P3"><text:span text:style-name="T2">T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5" draw:text-style-name="P5" draw:layer="layout" svg:width="2.1cm" svg:height="0.5cm" svg:x="9.3cm" svg:y="27.5cm">
            <text:p text:style-name="P3"><text:span text:style-name="T2">InBuf 32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5" draw:text-style-name="P5" draw:layer="layout" svg:width="2.1cm" svg:height="0.5cm" svg:x="9.3cm" svg:y="28.1cm">
            <text:p text:style-name="P3"><text:span text:style-name="T2">OutBuf 32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5" draw:text-style-name="P5" draw:layer="layout" svg:width="2.1cm" svg:height="0.5cm" svg:x="9.3cm" svg:y="28.7cm">
            <text:p text:style-name="P3"><text:span text:style-name="T2">Ram 8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4cm" svg:height="1.5cm" svg:x="9.5cm" svg:y="8.6cm">
          <text:p text:style-name="P1"><text:span text:style-name="T1">Botnet - DownLink</text:span></text:p>
          <text:p text:style-name="P1"><text:span text:style-name="T1">MasterMaster</text:span></text:p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.9cm" svg:x="2.4cm" svg:y="3.4cm">
          <text:p text:style-name="P1"><text:span text:style-name="T1">MsgRx</text:span></text:p>
          <text:p text:style-name="P1"><text:span text:style-name="T1">12+1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5" draw:text-style-name="P4" draw:layer="layout" svg:width="1.903cm" svg:height="0.5cm" svg:x="2.928cm" svg:y="4.6cm">
            <text:p text:style-name="P3"><text:span text:style-name="T2">RxMsg 64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8cm" svg:height="0.5cm" svg:x="2.634cm" svg:y="4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6cm" svg:height="0.5cm" svg:x="2.782cm" svg:y="4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3cm" svg:height="1.9cm" svg:x="2.4cm" svg:y="5.7cm">
          <text:p text:style-name="P1"><text:span text:style-name="T1">MsgTx</text:span></text:p>
          <text:p text:style-name="P1"><text:span text:style-name="T1">12+2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5" draw:text-style-name="P5" draw:layer="layout" svg:width="1.906cm" svg:height="0.5cm" svg:x="2.896cm" svg:y="6.9cm">
            <text:p text:style-name="P3"><text:span text:style-name="T2">TxMsg 64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6cm" svg:height="0.5cm" svg:x="2.602cm" svg:y="6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8cm" svg:height="0.5cm" svg:x="2.748cm" svg:y="6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3cm" svg:height="1.9cm" svg:x="5.7cm" svg:y="11.5cm">
          <text:p text:style-name="P1"><text:span text:style-name="T1">StreamRx</text:span></text:p>
          <text:p text:style-name="P1"><text:span text:style-name="T1">12+3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5" draw:text-style-name="P4" draw:layer="layout" svg:width="1.903cm" svg:height="0.5cm" svg:x="6.228cm" svg:y="12.7cm">
            <text:p text:style-name="P3"><text:span text:style-name="T2">RxMsg 64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8cm" svg:height="0.5cm" svg:x="5.934cm" svg:y="12.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6cm" svg:height="0.5cm" svg:x="6.082cm" svg:y="12.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3cm" svg:height="1.9cm" svg:x="5.7cm" svg:y="13.8cm">
          <text:p text:style-name="P1"><text:span text:style-name="T1">StreamTx</text:span></text:p>
          <text:p text:style-name="P1"><text:span text:style-name="T1">12+3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5" draw:text-style-name="P5" draw:layer="layout" svg:width="1.906cm" svg:height="0.5cm" svg:x="6.196cm" svg:y="15cm">
            <text:p text:style-name="P3"><text:span text:style-name="T2">TxMsg 64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6cm" svg:height="0.5cm" svg:x="5.902cm" svg:y="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8cm" svg:height="0.5cm" svg:x="6.048cm" svg:y="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5" draw:text-style-name="P5" draw:layer="layout" svg:width="2.32cm" svg:height="0.616cm" svg:x="3.38cm" svg:y="19.084cm">
            <text:p text:style-name="P3"><text:span text:style-name="T2">String 8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78cm" svg:height="0.616cm" svg:x="3.022cm" svg:y="19.08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8cm" svg:height="0.616cm" svg:x="3.2cm" svg:y="19.08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3.3cm" svg:height="3.2cm" svg:x="6cm" svg:y="16.7cm">
          <text:p text:style-name="P1"><text:span text:style-name="T1">Botnet</text:span></text:p>
          <text:p text:style-name="P1"><text:span text:style-name="T1">StreamSys</text:span></text:p>
          <text:p text:style-name="P1"><text:span text:style-name="T1">Printer 52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2.8cm" svg:height="1.3cm" svg:x="6.2cm" svg:y="18.4cm">
          <text:p text:style-name="P3"><text:span text:style-name="T2">Text 512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2" draw:layer="layout" svg:width="3.1cm" svg:height="5.4cm" svg:x="9.6cm" svg:y="16.7cm">
          <text:p text:style-name="P1"><text:span text:style-name="T1">Botnet</text:span></text:p>
          <text:p text:style-name="P1"><text:span text:style-name="T1">StreamSys</text:span></text:p>
          <text:p text:style-name="P1"><text:span text:style-name="T1">Port 21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4" draw:layer="layout" svg:width="2.8cm" svg:height="1.3cm" svg:x="9.7cm" svg:y="19.2cm">
            <text:p text:style-name="P3"><text:span text:style-name="T2">R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3" draw:text-style-name="P4" draw:layer="layout" svg:width="2.8cm" svg:height="1.3cm" svg:x="9.7cm" svg:y="20.6cm">
            <text:p text:style-name="P3"><text:span text:style-name="T2">T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5" draw:text-style-name="P5" draw:layer="layout" svg:width="1.906cm" svg:height="0.5cm" svg:x="10.194cm" svg:y="18.4cm">
            <text:p text:style-name="P3"><text:span text:style-name="T2">Name 24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6cm" svg:height="0.5cm" svg:x="9.9cm" svg:y="18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8cm" svg:height="0.5cm" svg:x="10.046cm" svg:y="18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3.1cm" svg:height="5.4cm" svg:x="4cm" svg:y="25cm">
          <text:p text:style-name="P1"><text:span text:style-name="T1">Botnet</text:span></text:p>
          <text:p text:style-name="P1"><text:span text:style-name="T1">StreamSys</text:span></text:p>
          <text:p text:style-name="P1"><text:span text:style-name="T1">Port 21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4" draw:layer="layout" svg:width="2.8cm" svg:height="1.3cm" svg:x="4.1cm" svg:y="27.5cm">
            <text:p text:style-name="P3"><text:span text:style-name="T2">R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3" draw:text-style-name="P4" draw:layer="layout" svg:width="2.8cm" svg:height="1.3cm" svg:x="4.1cm" svg:y="28.9cm">
            <text:p text:style-name="P3"><text:span text:style-name="T2">T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5" draw:text-style-name="P5" draw:layer="layout" svg:width="1.906cm" svg:height="0.5cm" svg:x="4.594cm" svg:y="26.7cm">
            <text:p text:style-name="P3"><text:span text:style-name="T2">Name 24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6cm" svg:height="0.5cm" svg:x="4.3cm" svg:y="26.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5" draw:layer="layout" svg:width="0.148cm" svg:height="0.5cm" svg:x="4.446cm" svg:y="26.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2" draw:text-style-name="P3" draw:layer="layout" svg:x1="13.9cm" svg:y1="17cm" svg:x2="16cm" svg:y2="17cm">
          <text:p text:style-name="P3">1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41M33S</meta:editing-duration>
    <meta:editing-cycles>69</meta:editing-cycles>
    <meta:generator>OpenOffice.org/3.4.1$Win32 OpenOffice.org_project/341m1$Build-9593</meta:generator>
    <dc:date>2020-01-09T10:04:49.66</dc:date>
    <meta:document-statistic meta:object-count="143"/>
  </office:meta>
</office:document-meta>
</file>